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September 5, 2023 (05:12: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read a high-level description of a program,</text:p>
        </text:list-item>
        <text:list-item>
          <text:p text:style-name="P1">To help you implement this high-level description,</text:p>
        </text:list-item>
        <text:list-item>
          <text:p text:style-name="P1">To help you structure your reasoning and mathematical understanding of a simple problem,</text:p>
        </text:list-item>
        <text:list-item>
          <text:p text:style-name="P1">To exhibit different implementations of this high-level description.</text:p>
        </text:list-item>
      </text:lis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2">Evaluation</text:p>
            </table:table-cell>
            <table:table-cell table:style-name="TableHeaderRowCell" office:value-type="string">
              <text:p text:style-name="P3">Number</text:p>
            </table:table-cell>
            <table:table-cell table:style-name="TableHeaderRowCell" office:value-type="string">
              <text:p text:style-name="P4">Points</text:p>
            </table:table-cell>
            <table:table-cell table:style-name="TableHeaderRowCell" office:value-type="string">
              <text:p text:style-name="P5">Percents</text:p>
            </table:table-cell>
          </table:table-row>
        </table:table-header-rows>
        <table:table-row>
          <table:table-cell table:style-name="TableRowCell" office:value-type="string">
            <text:p text:style-name="P6">Quizzes</text:p>
          </table:table-cell>
          <table:table-cell table:style-name="TableRowCell" office:value-type="string">
            <text:p text:style-name="P7">4</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Projects</text:p>
          </table:table-cell>
          <table:table-cell table:style-name="TableRowCell" office:value-type="string">
            <text:p text:style-name="P7">2</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In-class Tests</text:p>
          </table:table-cell>
          <table:table-cell table:style-name="TableRowCell" office:value-type="string">
            <text:p text:style-name="P7">2</text:p>
          </table:table-cell>
          <table:table-cell table:style-name="TableRowCell" office:value-type="string">
            <text:p text:style-name="P8">100</text:p>
          </table:table-cell>
          <table:table-cell table:style-name="TableRowCell" office:value-type="string">
            <text:p text:style-name="P9">40%</text:p>
          </table:table-cell>
        </table:table-row>
        <table:table-row>
          <table:table-cell table:style-name="TableRowCell" office:value-type="string">
            <text:p text:style-name="P6">Final Exam</text:p>
          </table:table-cell>
          <table:table-cell table:style-name="TableRowCell" office:value-type="string">
            <text:p text:style-name="P7">1</text:p>
          </table:table-cell>
          <table:table-cell table:style-name="TableRowCell" office:value-type="string">
            <text:p text:style-name="P8">200</text:p>
          </table:table-cell>
          <table:table-cell table:style-name="TableRowCell" office:value-type="string">
            <text:p text:style-name="P9">40%</text:p>
          </table:table-cell>
        </table:table-row>
      </table:table>
      <text:p text:style-name="First_20_paragraph">Our goal is to write a program that asks the user for their grades obtained <text:span text:style-name="T1">so far</text:span> (it is possible that some quizzes, projects, and tests are still to be taken, or that the final has not happened yet) and computes their <text:span text:style-name="T1">current</text:span> class average.</text:p>
      <text:p text:style-name="Text_20_body">Your program can either ask the user for the number of quizzes, projects, tests, and exams taken so far, and then ask for the values, or use a sentinel value (as shown in the example below) to know when to “stop”. This means if they say that they have taken only 2 quizzes (or put the sentinel value for quiz 3), then the program should not ask for the later quiz grades (this is also true for the projects and exams). It is fine to assume that the user will only enter “correct” numerical values, and you will not need to perform any user-input validation, but your program should be flexible enough so that changing the number of quizzes, for instance, would require changing only a variable or a couple of values.</text:p>
      <text:p text:style-name="Text_20_body">An example of execution could be:</text:p>
      <text:p text:style-name="P10">For all the questions below, enter </text:p>
      <text:p text:style-name="P11"><text:s text:c="4"/>- your grade, or </text:p>
      <text:p text:style-name="P12"><text:s text:c="4"/>- "0" if you missed the evaluation, or</text:p>
      <text:p text:style-name="P13"><text:s text:c="4"/>- "-1" if that evaluation has not happened yet.</text:p>
      <text:p text:style-name="P14"/>
      <text:p text:style-name="P15">What was your grade for Quiz 1 (out of 20)?</text:p>
      <text:p text:style-name="P16">1̲6̲↵</text:p>
      <text:p text:style-name="P17">What was your grade for Quiz 2 (out of 20)?</text:p>
      <text:p text:style-name="P18">1̲4̲↵</text:p>
      <text:p text:style-name="P19">What was your grade for Quiz 3 (out of 20)?</text:p>
      <text:p text:style-name="P20">-̲1̲↵</text:p>
      <text:p text:style-name="P21">Your average for the quiz is 75.00 %.</text:p>
      <text:p text:style-name="P22">What was your grade for Project 1 (out of 20)? </text:p>
      <text:p text:style-name="P23">2̲2̲↵</text:p>
      <text:p text:style-name="P24">What was your grade for Project 2 (out of 20)? </text:p>
      <text:p text:style-name="P25">-̲1̲↵</text:p>
      <text:p text:style-name="P26">Your average for the project is 110.00 %.</text:p>
      <text:p text:style-name="P27">What was your grade for Test 1 (out of 100)? </text:p>
      <text:p text:style-name="P28">6̲6̲↵</text:p>
      <text:p text:style-name="P29">What was your grade for Test 2 (out of 100)? </text:p>
      <text:p text:style-name="P30">-̲1̲↵</text:p>
      <text:p text:style-name="P31">Your average for the tests is 66.00 %.</text:p>
      <text:p text:style-name="P32">What was your grade for the final (out of 200)?</text:p>
      <text:p text:style-name="P33">-̲1̲↵</text:p>
      <text:p text:style-name="P34">Your average so far is 74.83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2" text:outline-level="2"><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2" text:outline-level="2"><text:bookmark-start text:name="hint-2---gather-the-data"/>Hint 2 - Gather The Data<text:bookmark-end text:name="hint-2---gather-the-data"/></text:h>
      <text:p text:style-name="First_20_paragraph">Once you have the equation figured out, you need to understand how you can obtain the data from the user. You have two possible ways of doing it:</text:p>
      <text:list text:style-name="L2">
        <text:list-item>
          <text:p text:style-name="P35">Will you ask first for the number of quizzes taken, and then ask for the values, or</text:p>
        </text:list-item>
        <text:list-item>
          <text:p text:style-name="P35">Will you ask for the values, and take “-1”, for instance, as a signal that this quiz has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labs/GradeCalculator/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labs/GradeCalculator/Grade_Calculator_with_Arrays.zip" office:name=""><text:span text:style-name="Definition">Grade_Calculator_with_Arrays</text:span></text:a>. This solution is much more flexible and uses fewer variables,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2Z</meta:creation-date>
    <dc:date>2023-09-05T21:13:02Z</dc:date>
    <meta:user-defined meta:name="date" meta:value-type="string">September   5, 2023 (05:12: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